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0CDE54DC862B60E79F5.png" manifest:media-type="image/png"/>
  <manifest:file-entry manifest:full-path="Pictures/10000000000002E1000000F86234BFEBC30FAF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9b7e" officeooo:paragraph-rsid="000d9b7e" style:font-weight-asian="bold" style:font-weight-complex="bold"/>
    </style:style>
    <style:style style:name="P2" style:family="paragraph" style:parent-style-name="Standard">
      <style:text-properties fo:font-weight="normal" officeooo:rsid="000d9b7e" officeooo:paragraph-rsid="000d9b7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:</text:p>
      <text:p text:style-name="P1"/>
      <text:p text:style-name="P1">Synchronized Method:</text:p>
      <text:p text:style-name="P1"><draw:frame draw:style-name="fr1" draw:name="Image2" text:anchor-type="char" svg:x="-0.0126in" svg:y="0.3209in" svg:width="6.9882in" svg:height="2.3866in" draw:z-index="1"><draw:image xlink:href="Pictures/1000000000000258000000CDE54DC862B60E79F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>Synchronized Block:</text:p>
      <text:p text:style-name="P1"/>
      <text:p text:style-name="P1"/>
      <text:p text:style-name="P1"><draw:frame draw:style-name="fr1" draw:name="Image1" text:anchor-type="char" svg:x="-0.0953in" svg:y="0.2437in" svg:width="7.261in" svg:height="2.4429in" draw:z-index="0"><draw:image xlink:href="Pictures/10000000000002E1000000F86234BFEBC30FAF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7T10:50:42.738000000</dc:date>
    <meta:editing-duration>PT1M52S</meta:editing-duration>
    <meta:editing-cycles>2</meta:editing-cycles>
    <meta:generator>LibreOffice/7.4.2.3$Windows_X86_64 LibreOffice_project/382eef1f22670f7f4118c8c2dd222ec7ad009daf</meta:generator>
    <meta:document-statistic meta:table-count="0" meta:image-count="2" meta:object-count="0" meta:page-count="1" meta:paragraph-count="3" meta:word-count="5" meta:character-count="46" meta:non-whitespace-character-count="44"/>
  </office:meta>
</office:document-meta>
</file>